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4 Sheet1.D3:Sheet1.D3 Sheet1.D4:Sheet1.D64 Sheet1.E3:Sheet1.E3 Sheet1.E4:Sheet1.E64 Sheet1.F3:Sheet1.F3 Sheet1.F4:Sheet1.F64 Sheet1.G3:Sheet1.G3 Sheet1.G4:Sheet1.G64 Sheet1.H3:Sheet1.H3 Sheet1.H4:Sheet1.H64 Sheet1.I3:Sheet1.I3 Sheet1.I4:Sheet1.I64 Sheet1.J3:Sheet1.J3 Sheet1.J4:Sheet1.J64 Sheet1.K3:Sheet1.K3 Sheet1.K4:Sheet1.K64 Sheet1.L3:Sheet1.L3 Sheet1.L4:Sheet1.L64 Sheet1.M3:Sheet1.M3 Sheet1.M4:Sheet1.M64 Sheet1.N3:Sheet1.N3 Sheet1.N4:Sheet1.N64 Sheet1.O3:Sheet1.O3 Sheet1.O4:Sheet1.O64 Sheet1.P3:Sheet1.P3 Sheet1.P4:Sheet1.P64 Sheet1.Q3:Sheet1.Q3 Sheet1.Q4:Sheet1.Q64 Sheet1.R3:Sheet1.R3 Sheet1.R4:Sheet1.R64 Sheet1.S3:Sheet1.S3 Sheet1.S4:Sheet1.S64 Sheet1.T3:Sheet1.T3 Sheet1.T4:Sheet1.T64 Sheet1.U3:Sheet1.U3 Sheet1.U4:Sheet1.U64 Sheet1.V3:Sheet1.V3 Sheet1.V4:Sheet1.V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office:value-type="float" office:value="5" calcext:value-type="float">
            <text:p>5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5"/>
          <table:table-cell table:formula="of:=SUM([.D4:.W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5"/>
          <table:table-cell table:formula="of:=SUM([.D5:.W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4"/>
          <table:table-cell table:formula="of:=SUM([.D6:.W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4"/>
          <table:table-cell table:formula="of:=SUM([.D7:.W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4"/>
          <table:table-cell table:formula="of:=SUM([.D8:.W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4"/>
          <table:table-cell table:formula="of:=SUM([.D9:.W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3"/>
          <table:table-cell table:formula="of:=SUM([.D10:.W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3"/>
          <table:table-cell table:formula="of:=SUM([.D11:.W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3"/>
          <table:table-cell table:formula="of:=SUM([.D12:.W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3"/>
          <table:table-cell table:formula="of:=SUM([.D13:.W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3"/>
          <table:table-cell table:formula="of:=SUM([.D14:.W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3"/>
          <table:table-cell table:formula="of:=SUM([.D15:.W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2"/>
          <table:table-cell table:formula="of:=SUM([.D16:.W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table:formula="of:=SUM([.D17:.W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18:.W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19:.W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0"/>
          <table:table-cell table:formula="of:=SUM([.D20:.W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1:.W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9"/>
          <table:table-cell table:formula="of:=SUM([.D22:.W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table:formula="of:=SUM([.D23:.W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table:formula="of:=SUM([.D24:.W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5:.W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8"/>
          <table:table-cell table:formula="of:=SUM([.D26:.W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27:.W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/>
          <table:table-cell table:formula="of:=SUM([.D28:.W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29:.W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30:.W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table:formula="of:=SUM([.D31:.W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formula="of:=SUM([.D32:.W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table:formula="of:=SUM([.D33:.W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6"/>
          <table:table-cell table:formula="of:=SUM([.D34:.W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35:.W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36:.W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table:formula="of:=SUM([.D37:.W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table:formula="of:=SUM([.D38:.W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SUM([.D39:.W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40:.W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table:formula="of:=SUM([.D41:.W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table:formula="of:=SUM([.D42:.W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4"/>
          <table:table-cell table:formula="of:=SUM([.D43:.W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44:.W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4"/>
          <table:table-cell table:formula="of:=SUM([.D45:.W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table:formula="of:=SUM([.D46:.W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4"/>
          <table:table-cell table:formula="of:=SUM([.D47:.W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table:formula="of:=SUM([.D48:.W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SUM([.D49:.W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50:.W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formula="of:=SUM([.D51:.W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2"/>
          <table:table-cell table:formula="of:=SUM([.D52:.W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2"/>
          <table:table-cell table:formula="of:=SUM([.D53:.W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2"/>
          <table:table-cell table:formula="of:=SUM([.D54:.W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2"/>
          <table:table-cell table:formula="of:=SUM([.D55:.W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2"/>
          <table:table-cell table:formula="of:=SUM([.D56:.W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2"/>
          <table:table-cell table:formula="of:=SUM([.D57:.W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2"/>
          <table:table-cell table:formula="of:=SUM([.D58:.W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2"/>
          <table:table-cell table:formula="of:=SUM([.D59:.W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2"/>
          <table:table-cell table:formula="of:=SUM([.D60:.W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table:number-columns-repeated="2"/>
          <table:table-cell table:formula="of:=SUM([.D61:.W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table:number-columns-repeated="2"/>
          <table:table-cell table:formula="of:=SUM([.D62:.W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table:number-columns-repeated="2"/>
          <table:table-cell table:formula="of:=SUM([.D63:.W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formula="of:=SUM([.D64:.W6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1:19:28.08801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2-17T11:29:43.898827916</dc:date>
    <meta:editing-duration>PT5H20M37S</meta:editing-duration>
    <meta:editing-cycles>19</meta:editing-cycles>
    <meta:generator>LibreOffice/4.3.3.2$Linux_X86_64 LibreOffice_project/430m0$Build-2</meta:generator>
    <meta:document-statistic meta:table-count="1" meta:cell-count="7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5.412cm" svg:y="17.773cm" style:legend-expansion="wide" chart:style-name="ch3"/>
        <chart:plot-area chart:style-name="ch4" table:cell-range-address="Sheet1.C3:Sheet1.V64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4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4" chart:label-cell-address="Sheet1.D3:Sheet1.D3" chart:class="chart:area">
            <chart:data-point chart:repeated="61"/>
          </chart:series>
          <chart:series chart:style-name="ch11" chart:values-cell-range-address="Sheet1.E4:Sheet1.E64" chart:label-cell-address="Sheet1.E3:Sheet1.E3" chart:class="chart:area">
            <chart:data-point chart:repeated="61"/>
          </chart:series>
          <chart:series chart:style-name="ch12" chart:values-cell-range-address="Sheet1.F4:Sheet1.F64" chart:label-cell-address="Sheet1.F3:Sheet1.F3" chart:class="chart:area">
            <chart:data-point chart:repeated="61"/>
          </chart:series>
          <chart:series chart:style-name="ch13" chart:values-cell-range-address="Sheet1.G4:Sheet1.G64" chart:label-cell-address="Sheet1.G3:Sheet1.G3" chart:class="chart:area">
            <chart:data-point chart:repeated="61"/>
          </chart:series>
          <chart:series chart:style-name="ch14" chart:values-cell-range-address="Sheet1.H4:Sheet1.H64" chart:label-cell-address="Sheet1.H3:Sheet1.H3" chart:class="chart:area">
            <chart:data-point chart:repeated="61"/>
          </chart:series>
          <chart:series chart:style-name="ch15" chart:values-cell-range-address="Sheet1.I4:Sheet1.I64" chart:label-cell-address="Sheet1.I3:Sheet1.I3" chart:class="chart:area">
            <chart:data-point chart:repeated="61"/>
          </chart:series>
          <chart:series chart:style-name="ch16" chart:values-cell-range-address="Sheet1.J4:Sheet1.J64" chart:label-cell-address="Sheet1.J3:Sheet1.J3" chart:class="chart:area">
            <chart:data-point chart:repeated="61"/>
          </chart:series>
          <chart:series chart:style-name="ch17" chart:values-cell-range-address="Sheet1.K4:Sheet1.K64" chart:label-cell-address="Sheet1.K3:Sheet1.K3" chart:class="chart:area">
            <chart:data-point chart:repeated="61"/>
          </chart:series>
          <chart:series chart:style-name="ch18" chart:values-cell-range-address="Sheet1.L4:Sheet1.L64" chart:label-cell-address="Sheet1.L3:Sheet1.L3" chart:class="chart:area">
            <chart:data-point chart:repeated="61"/>
          </chart:series>
          <chart:series chart:style-name="ch19" chart:values-cell-range-address="Sheet1.M4:Sheet1.M64" chart:label-cell-address="Sheet1.M3:Sheet1.M3" chart:class="chart:area">
            <chart:data-point chart:repeated="61"/>
          </chart:series>
          <chart:series chart:style-name="ch20" chart:values-cell-range-address="Sheet1.N4:Sheet1.N64" chart:label-cell-address="Sheet1.N3:Sheet1.N3" chart:class="chart:area">
            <chart:data-point chart:repeated="61"/>
          </chart:series>
          <chart:series chart:style-name="ch21" chart:values-cell-range-address="Sheet1.O4:Sheet1.O64" chart:label-cell-address="Sheet1.O3:Sheet1.O3" chart:class="chart:area">
            <chart:data-point chart:repeated="61"/>
          </chart:series>
          <chart:series chart:style-name="ch10" chart:values-cell-range-address="Sheet1.P4:Sheet1.P64" chart:label-cell-address="Sheet1.P3:Sheet1.P3" chart:class="chart:area">
            <chart:data-point chart:repeated="61"/>
          </chart:series>
          <chart:series chart:style-name="ch11" chart:values-cell-range-address="Sheet1.Q4:Sheet1.Q64" chart:label-cell-address="Sheet1.Q3:Sheet1.Q3" chart:class="chart:area">
            <chart:data-point chart:repeated="61"/>
          </chart:series>
          <chart:series chart:style-name="ch12" chart:values-cell-range-address="Sheet1.R4:Sheet1.R64" chart:label-cell-address="Sheet1.R3:Sheet1.R3" chart:class="chart:area">
            <chart:data-point chart:repeated="61"/>
          </chart:series>
          <chart:series chart:style-name="ch13" chart:values-cell-range-address="Sheet1.S4:Sheet1.S64" chart:label-cell-address="Sheet1.S3:Sheet1.S3" chart:class="chart:area">
            <chart:data-point chart:repeated="61"/>
          </chart:series>
          <chart:series chart:style-name="ch14" chart:values-cell-range-address="Sheet1.T4:Sheet1.T64" chart:label-cell-address="Sheet1.T3:Sheet1.T3" chart:class="chart:area">
            <chart:data-point chart:repeated="61"/>
          </chart:series>
          <chart:series chart:style-name="ch22" chart:values-cell-range-address="Sheet1.U4:Sheet1.U64" chart:label-cell-address="Sheet1.U3:Sheet1.U3" chart:class="chart:area">
            <chart:data-point chart:repeated="61"/>
          </chart:series>
          <chart:series chart:style-name="ch16" chart:values-cell-range-address="Sheet1.V4:Sheet1.V64" chart:label-cell-address="Sheet1.V3:Sheet1.V3" chart:class="chart:area">
            <chart:data-point chart:repeated="6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5.0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4</svg:desc>
                </draw:g>
              </table:table-cell>
              <table:table-cell office:value-type="float" office:value="0.3">
                <text:p>0.3</text:p>
                <draw:g>
                  <svg:desc>Sheet1.D4:Sheet1.D64</svg:desc>
                </draw:g>
              </table:table-cell>
              <table:table-cell office:value-type="float" office:value="27.7">
                <text:p>27.7</text:p>
                <draw:g>
                  <svg:desc>Sheet1.E4:Sheet1.E64</svg:desc>
                </draw:g>
              </table:table-cell>
              <table:table-cell office:value-type="float" office:value="54.2">
                <text:p>54.2</text:p>
                <draw:g>
                  <svg:desc>Sheet1.F4:Sheet1.F64</svg:desc>
                </draw:g>
              </table:table-cell>
              <table:table-cell office:value-type="float" office:value="2.9">
                <text:p>2.9</text:p>
                <draw:g>
                  <svg:desc>Sheet1.G4:Sheet1.G64</svg:desc>
                </draw:g>
              </table:table-cell>
              <table:table-cell office:value-type="float" office:value="14.8">
                <text:p>14.8</text:p>
                <draw:g>
                  <svg:desc>Sheet1.H4:Sheet1.H64</svg:desc>
                </draw:g>
              </table:table-cell>
              <table:table-cell office:value-type="float" office:value="NaN">
                <text:p>NaN</text:p>
                <draw:g>
                  <svg:desc>Sheet1.I4:Sheet1.I64</svg:desc>
                </draw:g>
              </table:table-cell>
              <table:table-cell office:value-type="float" office:value="NaN">
                <text:p>NaN</text:p>
                <draw:g>
                  <svg:desc>Sheet1.J4:Sheet1.J64</svg:desc>
                </draw:g>
              </table:table-cell>
              <table:table-cell office:value-type="float" office:value="NaN">
                <text:p>NaN</text:p>
                <draw:g>
                  <svg:desc>Sheet1.K4:Sheet1.K64</svg:desc>
                </draw:g>
              </table:table-cell>
              <table:table-cell office:value-type="float" office:value="NaN">
                <text:p>NaN</text:p>
                <draw:g>
                  <svg:desc>Sheet1.L4:Sheet1.L64</svg:desc>
                </draw:g>
              </table:table-cell>
              <table:table-cell office:value-type="float" office:value="NaN">
                <text:p>NaN</text:p>
                <draw:g>
                  <svg:desc>Sheet1.M4:Sheet1.M64</svg:desc>
                </draw:g>
              </table:table-cell>
              <table:table-cell office:value-type="float" office:value="NaN">
                <text:p>NaN</text:p>
                <draw:g>
                  <svg:desc>Sheet1.N4:Sheet1.N64</svg:desc>
                </draw:g>
              </table:table-cell>
              <table:table-cell office:value-type="float" office:value="NaN">
                <text:p>NaN</text:p>
                <draw:g>
                  <svg:desc>Sheet1.O4:Sheet1.O64</svg:desc>
                </draw:g>
              </table:table-cell>
              <table:table-cell office:value-type="float" office:value="NaN">
                <text:p>NaN</text:p>
                <draw:g>
                  <svg:desc>Sheet1.P4:Sheet1.P64</svg:desc>
                </draw:g>
              </table:table-cell>
              <table:table-cell office:value-type="float" office:value="NaN">
                <text:p>NaN</text:p>
                <draw:g>
                  <svg:desc>Sheet1.Q4:Sheet1.Q64</svg:desc>
                </draw:g>
              </table:table-cell>
              <table:table-cell office:value-type="float" office:value="NaN">
                <text:p>NaN</text:p>
                <draw:g>
                  <svg:desc>Sheet1.R4:Sheet1.R64</svg:desc>
                </draw:g>
              </table:table-cell>
              <table:table-cell office:value-type="float" office:value="NaN">
                <text:p>NaN</text:p>
                <draw:g>
                  <svg:desc>Sheet1.S4:Sheet1.S64</svg:desc>
                </draw:g>
              </table:table-cell>
              <table:table-cell office:value-type="float" office:value="NaN">
                <text:p>NaN</text:p>
                <draw:g>
                  <svg:desc>Sheet1.T4:Sheet1.T64</svg:desc>
                </draw:g>
              </table:table-cell>
              <table:table-cell office:value-type="float" office:value="NaN">
                <text:p>NaN</text:p>
                <draw:g>
                  <svg:desc>Sheet1.U4:Sheet1.U64</svg:desc>
                </draw:g>
              </table:table-cell>
              <table:table-cell office:value-type="float" office:value="NaN">
                <text:p>NaN</text:p>
                <draw:g>
                  <svg:desc>Sheet1.V4:Sheet1.V64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